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e377" officeooo:paragraph-rsid="0015e377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Целью работы было создание <text:s/>компьютерной игры на языке программирования C++.</text:p>
      <text:p text:style-name="P1">При написании игры использовалась среда разработки программ CodeBlocks, компилятор GCC с графической библиотекой TXLib.h.</text:p>
      <text:p text:style-name="P1">Игра посвящена борьбе собак и кошек за пищевые ресурсы (колбаса).</text:p>
      <text:p text:style-name="P1"/>
      <text:p text:style-name="P1">Содержание игры состоит в следующем: кошка бежит за колбасой. </text:p>
      <text:p text:style-name="P1">Чтобы добежать до колбасы надо убежать от двух собак </text:p>
      <text:p text:style-name="P1"><text:s text:c="2"/>(из которых одна бежит за кошкой,а другая просто бегает по полю) и успеть добежать до колбасы. <text:s text:c="105"/></text:p>
      <text:p text:style-name="P1"><text:s text:c="2"/></text:p>
      <text:p text:style-name="P1"><text:s text:c="2"/>Цель игры – успеть за 10 секунд добежать до <text:span text:style-name="T2">в</text:span>кусного приза и пройти все уровень. </text:p>
      <text:p text:style-name="P1"><text:s text:c="2"/></text:p>
      <text:p text:style-name="P1"><text:s text:c="2"/>Игра состоит из двух уровней: в первом уровне, все происходит в лесу , а на втором, происходит в горах.</text:p>
      <text:p text:style-name="P1"><text:s text:c="2"/>В игре присутствуют: функции, структуры. <text:s text:c="30"/></text:p>
      <text:p text:style-name="P1"><text:s text:c="2"/>Каждый персонаж игры реализован при помощи структур. </text:p>
      <text:p text:style-name="P1"><text:s text:c="2"/></text:p>
      <text:p text:style-name="P1">3: <text:s text:c="65"/></text:p>
      <text:p text:style-name="P1"><text:s text:c="2"/>Для игры были использованы: загрузки героев, фонов, еды (фотографий).</text:p>
      <text:p text:style-name="P1"><text:s text:c="20"/></text:p>
      <text:p text:style-name="P1"><text:s text:c="44"/></text:p>
      <text:p text:style-name="P1"><text:s text:c="35"/></text:p>
      <text:p text:style-name="P1"><text:s text:c="35"/></text:p>
      <text:p text:style-name="P1"><text:s text:c="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7:23:27.925000000</meta:creation-date>
    <dc:date>2017-03-31T17:27:07.358000000</dc:date>
    <meta:editing-duration>PT3M40S</meta:editing-duration>
    <meta:editing-cycles>1</meta:editing-cycles>
    <meta:document-statistic meta:table-count="0" meta:image-count="0" meta:object-count="0" meta:page-count="1" meta:paragraph-count="20" meta:word-count="123" meta:character-count="1205" meta:non-whitespace-character-count="702"/>
    <meta:generator>LibreOffice/5.2.3.3$Windows_x86 LibreOffice_project/d54a8868f08a7b39642414cf2c8ef2f228f780cf</meta:generator>
  </office:meta>
</office:document-meta>
</file>